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8.497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3.93cm"/>
    </style:style>
    <style:style style:name="co20" style:family="table-column">
      <style:table-column-properties fo:break-before="auto" style:column-width="3.406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ro7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 style:data-style-name="N0"/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6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attr_tier_2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attr_tier_2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71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.00.0000</text:date>, <text:time style:data-style-name="N2" text:time-value="16:48:38.51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2-01-22T16:54:25.962000000</dc:date>
    <meta:editing-cycles>538</meta:editing-cycles>
    <meta:editing-duration>P6DT17H15M29S</meta:editing-duration>
    <dc:creator>Jöran Balks</dc:creator>
    <meta:document-statistic meta:table-count="2" meta:cell-count="7111" meta:object-count="0"/>
  </office:meta>
</office:document-meta>
</file>